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f046b" officeooo:paragraph-rsid="001f046b" style:font-size-asian="24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vision Wo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12:45:01.438355632</meta:creation-date>
    <dc:date>2016-11-11T12:45:51.689650947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4.2.8.2$Linux_x86 LibreOffice_project/420m0$Build-2</meta:generator>
  </office:meta>
</office:document-meta>
</file>